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50000009DDE2E03C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office:font-face-decls>
  <office:automatic-styles>
    <style:style style:name="revision_5f_history" style:display-name="revision_history" style:family="table">
      <style:table-properties style:width="6.4958in" fo:margin-left="0.4924in" fo:margin-right="0.4924in" table:align="margins"/>
    </style:style>
    <style:style style:name="revision_5f_history.A" style:display-name="revision_history.A" style:family="table-column">
      <style:table-column-properties style:column-width="0.9847in" style:rel-column-width="9937*"/>
    </style:style>
    <style:style style:name="revision_5f_history.D" style:display-name="revision_history.D" style:family="table-column">
      <style:table-column-properties style:column-width="3.541in" style:rel-column-width="35724*"/>
    </style:style>
    <style:style style:name="revision_5f_history.A1" style:display-name="revision_history.A1" style:family="table-cell">
      <style:table-cell-properties style:border-line-width-left="0.0007in 0.0139in 0.0007in" style:border-line-width-top="0.0007in 0.0139in 0.0007in" style:border-line-width-bottom="0.0007in 0.0139in 0.0007in" fo:padding="0.0382in" fo:border-left="0.0153in double #000000" fo:border-right="none" fo:border-top="0.0153in double #000000" fo:border-bottom="0.0153in double #000000"/>
    </style:style>
    <style:style style:name="revision_5f_history.B1" style:display-name="revision_history.B1" style:family="table-cell">
      <style:table-cell-properties style:border-line-width-top="0.0007in 0.0139in 0.0007in" style:border-line-width-bottom="0.0007in 0.0139in 0.0007in" fo:padding="0.0382in" fo:border-left="0.0007in solid #000000" fo:border-right="none" fo:border-top="0.0153in double #000000" fo:border-bottom="0.0153in double #000000"/>
    </style:style>
    <style:style style:name="revision_5f_history.D1" style:display-name="revision_history.D1" style:family="table-cell">
      <style:table-cell-properties style:border-line-width-right="0.0007in 0.0139in 0.0007in" style:border-line-width-top="0.0007in 0.0139in 0.0007in" style:border-line-width-bottom="0.0007in 0.0139in 0.0007in" fo:padding="0.0382in" fo:border-left="0.0007in solid #000000" fo:border-right="0.0153in double #000000" fo:border-top="0.0153in double #000000" fo:border-bottom="0.0153in double #000000"/>
    </style:style>
    <style:style style:name="revision_5f_history.A2" style:display-name="revision_history.A2" style:family="table-cell">
      <style:table-cell-properties style:vertical-align="middle" fo:background-color="transparent" style:border-line-width-left="0.0007in 0.0139in 0.0007in" fo:padding="0.0382in" fo:border-left="0.0153in double #000000" fo:border-right="none" fo:border-top="none" fo:border-bottom="0.0007in solid #000000">
        <style:background-image/>
      </style:table-cell-properties>
    </style:style>
    <style:style style:name="revision_5f_history.B2" style:display-name="revision_history.B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revision_5f_history.D2" style:display-name="revision_history.D2" style:family="table-cell">
      <style:table-cell-properties style:vertical-align="middle" fo:background-color="transparent" style:border-line-width-right="0.0007in 0.0139in 0.0007in" fo:padding="0.0382in" fo:border-left="0.0007in solid #000000" fo:border-right="0.0153in double #000000" fo:border-top="none" fo:border-bottom="0.0007in solid #000000">
        <style:background-image/>
      </style:table-cell-properties>
    </style:style>
    <style:style style:name="revision_5f_history.A16" style:display-name="revision_history.A16" style:family="table-cell">
      <style:table-cell-properties style:vertical-align="middle" fo:background-color="transparent" style:border-line-width-left="0.0007in 0.0139in 0.0007in" style:border-line-width-bottom="0.0007in 0.0139in 0.0007in" fo:padding="0.0382in" fo:border-left="0.0153in double #000000" fo:border-right="none" fo:border-top="none" fo:border-bottom="0.0153in double #000000">
        <style:background-image/>
      </style:table-cell-properties>
    </style:style>
    <style:style style:name="revision_5f_history.B16" style:display-name="revision_history.B16" style:family="table-cell">
      <style:table-cell-properties style:vertical-align="middle" fo:background-color="transparent" style:border-line-width-bottom="0.0007in 0.0139in 0.0007in" fo:padding="0.0382in" fo:border-left="0.0007in solid #000000" fo:border-right="none" fo:border-top="none" fo:border-bottom="0.0153in double #000000">
        <style:background-image/>
      </style:table-cell-properties>
    </style:style>
    <style:style style:name="revision_5f_history.D16" style:display-name="revision_history.D16" style:family="table-cell">
      <style:table-cell-properties style:vertical-align="middle" fo:background-color="transparent" style:border-line-width-right="0.0007in 0.0139in 0.0007in" style:border-line-width-bottom="0.0007in 0.0139in 0.0007in" fo:padding="0.0382in" fo:border-left="0.0007in solid #000000" fo:border-right="0.0153in double #000000" fo:border-top="none" fo:border-bottom="0.0153in double #000000">
        <style:background-image/>
      </style:table-cell-properties>
    </style:style>
    <style:style style:name="Tableau1" style:family="table">
      <style:table-properties style:width="5.5118in" fo:margin-left="0.984in" fo:margin-right="0.9847in" table:align="margins"/>
    </style:style>
    <style:style style:name="Tableau1.A" style:family="table-column">
      <style:table-column-properties style:column-width="1.5778in" style:rel-column-width="18760*"/>
    </style:style>
    <style:style style:name="Tableau1.B" style:family="table-column">
      <style:table-column-properties style:column-width="1.1826in" style:rel-column-width="14060*"/>
    </style:style>
    <style:style style:name="Tableau1.C" style:family="table-column">
      <style:table-column-properties style:column-width="1.5785in" style:rel-column-width="18769*"/>
    </style:style>
    <style:style style:name="Tableau1.D" style:family="table-column">
      <style:table-column-properties style:column-width="1.1729in" style:rel-column-width="13946*"/>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Tableau2" style:family="table">
      <style:table-properties style:width="6.6931in" fo:margin-left="0.3938in" fo:margin-right="0.3938in" table:align="margins"/>
    </style:style>
    <style:style style:name="Tableau2.A" style:family="table-column">
      <style:table-column-properties style:column-width="2.3632in" style:rel-column-width="23139*"/>
    </style:style>
    <style:style style:name="Tableau2.B" style:family="table-column">
      <style:table-column-properties style:column-width="4.3299in" style:rel-column-width="42396*"/>
    </style:style>
    <style:style style:name="Tableau2.A1" style:family="table-cell">
      <style:table-cell-properties fo:padding="0.0382in" fo:border-left="0.0007in solid #000000" fo:border-right="none" fo:border-top="0.0007in solid #000000" fo:border-bottom="0.0007in solid #000000"/>
    </style:style>
    <style:style style:name="Tableau2.B1" style:family="table-cell">
      <style:table-cell-properties fo:padding="0.0382in" fo:border="0.0007in solid #000000"/>
    </style:style>
    <style:style style:name="Tableau2.A2" style:family="table-cell">
      <style:table-cell-properties style:vertical-align="middle" fo:padding="0.0382in" fo:border-left="0.0007in solid #000000" fo:border-right="none" fo:border-top="none" fo:border-bottom="0.0007in solid #000000"/>
    </style:style>
    <style:style style:name="Tableau2.B2" style:family="table-cell">
      <style:table-cell-properties fo:padding="0.0382in" fo:border-left="0.0007in solid #000000" fo:border-right="0.0007in solid #000000" fo:border-top="none" fo:border-bottom="0.0007in solid #000000"/>
    </style:style>
    <style:style style:name="Table1" style:family="table">
      <style:table-properties style:width="6.6778in" table:align="center"/>
    </style:style>
    <style:style style:name="Table1.A" style:family="table-column">
      <style:table-column-properties style:column-width="2.3833in"/>
    </style:style>
    <style:style style:name="Table1.B" style:family="table-column">
      <style:table-column-properties style:column-width="1.1264in"/>
    </style:style>
    <style:style style:name="Table1.C" style:family="table-column">
      <style:table-column-properties style:column-width="3.1681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margin-left="0in" fo:margin-right="0in" fo:margin-top="0.0398in" fo:margin-bottom="0in" fo:text-indent="0in" style:auto-text-indent="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style:font-name="Arial" fo:font-size="24pt" style:font-size-asian="24pt" style:font-size-complex="24pt"/>
    </style:style>
    <style:style style:name="P5" style:family="paragraph" style:parent-style-name="Text_20_body">
      <style:paragraph-properties fo:text-align="center"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Heading_20_1">
      <style:paragraph-properties fo:break-before="page"/>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2">
      <style:paragraph-properties>
        <style:tab-stops>
          <style:tab-stop style:position="7.2839in" style:type="right" style:leader-style="dotted" style:leader-text="."/>
        </style:tab-stops>
      </style:paragraph-properties>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fo:font-style="normal" style:font-style-asian="normal" style:font-style-complex="normal"/>
    </style:style>
    <style:style style:name="P13" style:family="paragraph" style:parent-style-name="Code_20_source">
      <style:text-properties fo:font-style="italic" style:font-style-asian="italic" style:font-style-complex="italic"/>
    </style:style>
    <style:style style:name="P14" style:family="paragraph" style:parent-style-name="Table_20_Contents">
      <style:paragraph-properties text:number-lines="false" text:line-number="0"/>
    </style:style>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able_20_Contents">
      <style:paragraph-properties text:number-lines="false" text:line-number="0"/>
    </style:style>
    <style:style style:name="P20"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1" fo:font-size="11pt" style:font-name-asian="Courier New1" style:font-name-complex="Courier New1"/>
    </style:style>
    <style:style style:name="fr1" style:family="graphic" style:parent-style-name="Frame">
      <style:graphic-properties fo:margin-left="0in" fo:margin-right="0in" fo:margin-top="0in" fo:margin-bottom="0in" style:vertical-pos="from-top" style:vertical-rel="paragraph" style:horizontal-pos="from-left" style:horizontal-rel="paragraph" fo:background-color="transparent" style:background-transparency="100%" fo:padding="0in" fo:border-left="none" fo:border-right="none" fo:border-top="none" fo:border-bottom="0.0008in solid #000000" style:shadow="none">
        <style:background-image/>
      </style:graphic-properties>
    </style:style>
    <style:style style:name="fr2" style:family="graphic" style:parent-style-name="Frame">
      <style:graphic-properties fo:margin-left="0.0783in" fo:margin-right="0in" fo:margin-top="0in" fo:margin-bottom="0in" style:vertical-pos="top" style:vertical-rel="paragraph-content" style:horizontal-pos="left" style:horizontal-rel="paragraph" fo:background-color="transparent" style:background-transparency="100%" fo:padding="0in" fo:border="none" style:shadow="none">
        <style:background-image/>
        <style:columns fo:column-count="1" fo:column-gap="0in"/>
      </style:graphic-properties>
    </style:style>
    <style:style style:name="fr3" style:family="graphic" style:parent-style-name="Frame">
      <style:graphic-properties fo:margin-left="0in" fo:margin-right="0in" fo:margin-top="0in" fo:margin-bottom="0in"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4" style:family="graphic" style:parent-style-name="Frame">
      <style:graphic-properties fo:margin-left="0in" fo:margin-right="0.0783in" fo:margin-top="0in" fo:margin-bottom="0in" style:vertical-pos="top" style:vertical-rel="paragraph-content" style:horizontal-pos="right" style:horizontal-rel="paragraph" fo:padding="0in" fo:border="none" style:shadow="none"/>
    </style:style>
    <style:style style:name="fr5" style:family="graphic" style:parent-style-name="Frame">
      <style:graphic-properties style:wrap="none" style:vertical-pos="top" style:vertical-rel="paragraph-content" style:horizontal-pos="center" style:horizontal-rel="paragraph" fo:padding="0in" fo:border="none" style:shadow="none"/>
    </style:style>
    <style:style style:name="fr6"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hatch" draw:fill-hatch-name="Black_20_45_20_Degre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 draw:marker-end="Extrémité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APS Linux Driver</text:p>
      <text:p text:style-name="P4">Installation Manu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P7" text:outline-level="1">Table of contents</text:h>
      <text:p text:style-name="Text_20_body"/>
      <text:table-of-content text:style-name="Sect1" text:protected="true" text:name="Table des matières1">
        <text:table-of-content-source text:outline-level="3">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Table of contents<text:tab/>2</text:p>
          <text:p text:style-name="P8">2.Revision history<text:tab/>3</text:p>
          <text:p text:style-name="P8">3.Installing the driver<text:tab/>4</text:p>
          <text:p text:style-name="P9">3.1.Installing a printer<text:tab/>4</text:p>
          <text:p text:style-name="P8">4.How to use<text:tab/>6</text:p>
          <text:p text:style-name="P9">4.1.APS CUPS driver<text:tab/>6</text:p>
          <text:p text:style-name="P10">4.1.1.Postscript printing<text:tab/>6</text:p>
          <text:p text:style-name="P10">4.1.2.Plain text printing<text:tab/>6</text:p>
          <text:p text:style-name="P10">4.1.3.Plain text printing using text processor<text:tab/>7</text:p>
          <text:p text:style-name="P10">4.1.4.Driver options<text:tab/>8</text:p>
          <text:p text:style-name="P10">4.1.5.Ticket and page modes<text:tab/>10</text:p>
          <text:p text:style-name="P9">4.2.APS library<text:tab/>11</text:p>
        </text:index-body>
      </text:table-of-content>
      <text:p text:style-name="Text_20_body"/>
      <text:p text:style-name="Text_20_body"/>
      <text:p text:style-name="Text_20_body"/>
      <text:p text:style-name="Text_20_body"/>
      <text:p text:style-name="P5"><text:a xlink:type="simple" xlink:href="http://www.aps-printers.com/">http://www.aps-printers.com/</text:a></text:p>
      <text:p text:style-name="Text_20_body"/>
      <text:p text:style-name="Text_20_body"/>
      <text:p text:style-name="Text_20_body"/>
      <text:p text:style-name="Text_20_body"/>
      <text:p text:style-name="Copyright">A.P.S. reserves the right to make changes without notice to the product to improve reliability, function or design.</text:p>
      <text:p text:style-name="Copyright">A.P.S. does not assume any liability arising out of the application or use of the product or circuit described herein.</text:p>
      <text:p text:style-name="Text_20_body"/>
      <text:h text:style-name="P7" text:outline-level="1">Revision history</text:h>
      <text:p text:style-name="Text_20_body"/>
      <table:table table:name="revision_history" table:style-name="revision_5f_history">
        <table:table-column table:style-name="revision_5f_history.A" table:number-columns-repeated="3"/>
        <table:table-column table:style-name="revision_5f_history.D"/>
        <table:table-header-rows>
          <table:table-row>
            <table:table-cell table:style-name="revision_5f_history.A1" office:value-type="string">
              <text:p text:style-name="Table_20_Heading">Rev.</text:p>
            </table:table-cell>
            <table:table-cell table:style-name="revision_5f_history.B1" office:value-type="string">
              <text:p text:style-name="Table_20_Heading">Date</text:p>
            </table:table-cell>
            <table:table-cell table:style-name="revision_5f_history.B1" office:value-type="string">
              <text:p text:style-name="Table_20_Heading">Page</text:p>
            </table:table-cell>
            <table:table-cell table:style-name="revision_5f_history.D1" office:value-type="string">
              <text:p text:style-name="Table_20_Heading">Revision item</text:p>
            </table:table-cell>
          </table:table-row>
        </table:table-header-rows>
        <table:table-row>
          <table:table-cell table:style-name="revision_5f_history.A2" office:value-type="string">
            <text:p text:style-name="P11">A</text:p>
          </table:table-cell>
          <table:table-cell table:style-name="revision_5f_history.B2" office:value-type="string">
            <text:p text:style-name="P11">09/03/2006</text:p>
          </table:table-cell>
          <table:table-cell table:style-name="revision_5f_history.B2" office:value-type="string">
            <text:p text:style-name="P11">-</text:p>
          </table:table-cell>
          <table:table-cell table:style-name="revision_5f_history.D2" office:value-type="string">
            <text:p text:style-name="Table_20_Contents">First issue</text:p>
          </table:table-cell>
        </table:table-row>
        <table:table-row>
          <table:table-cell table:style-name="revision_5f_history.A2" office:value-type="string">
            <text:p text:style-name="P11">B</text:p>
          </table:table-cell>
          <table:table-cell table:style-name="revision_5f_history.B2" office:value-type="string">
            <text:p text:style-name="P11">21/04/2006</text:p>
          </table:table-cell>
          <table:table-cell table:style-name="revision_5f_history.B2" office:value-type="string">
            <text:p text:style-name="P11">-</text:p>
          </table:table-cell>
          <table:table-cell table:style-name="revision_5f_history.D2" office:value-type="string">
            <text:p text:style-name="Table_20_Contents">Applies to driver rev. 0.2 and above</text:p>
          </table:table-cell>
        </table:table-row>
        <table:table-row>
          <table:table-cell table:style-name="revision_5f_history.A2" office:value-type="string">
            <text:p text:style-name="P11">C</text:p>
          </table:table-cell>
          <table:table-cell table:style-name="revision_5f_history.B2" office:value-type="string">
            <text:p text:style-name="P11">16/06/2006</text:p>
          </table:table-cell>
          <table:table-cell table:style-name="revision_5f_history.B2" office:value-type="string">
            <text:p text:style-name="P11">-</text:p>
          </table:table-cell>
          <table:table-cell table:style-name="revision_5f_history.D2" office:value-type="string">
            <text:p text:style-name="Table_20_Contents">Applies to driver rev. 0.3 and above</text:p>
          </table:table-cell>
        </table:table-row>
        <table:table-row>
          <table:table-cell table:style-name="revision_5f_history.A2" office:value-type="string">
            <text:p text:style-name="P11">D</text:p>
          </table:table-cell>
          <table:table-cell table:style-name="revision_5f_history.B2" office:value-type="string">
            <text:p text:style-name="P11">12/10/2006</text:p>
          </table:table-cell>
          <table:table-cell table:style-name="revision_5f_history.B2" office:value-type="string">
            <text:p text:style-name="P11">-</text:p>
          </table:table-cell>
          <table:table-cell table:style-name="revision_5f_history.D2" office:value-type="string">
            <text:p text:style-name="Table_20_Contents">Applies to driver rev. 0.4 and above</text:p>
          </table:table-cell>
        </table:table-row>
        <table:table-row>
          <table:table-cell table:style-name="revision_5f_history.A2" office:value-type="string">
            <text:p text:style-name="P11">E</text:p>
          </table:table-cell>
          <table:table-cell table:style-name="revision_5f_history.B2" office:value-type="string">
            <text:p text:style-name="P11">22/02/2008</text:p>
          </table:table-cell>
          <table:table-cell table:style-name="revision_5f_history.B2" office:value-type="string">
            <text:p text:style-name="P11">-</text:p>
          </table:table-cell>
          <table:table-cell table:style-name="revision_5f_history.D2" office:value-type="string">
            <text:p text:style-name="Table_20_Contents">Applies to driver rev. 0.6 and above</text:p>
            <text:p text:style-name="Table_20_Contents">Added checkneop CUPS option</text:p>
          </table:table-cell>
        </table:table-row>
        <table:table-row>
          <table:table-cell table:style-name="revision_5f_history.A2" office:value-type="string">
            <text:p text:style-name="P11">F</text:p>
          </table:table-cell>
          <table:table-cell table:style-name="revision_5f_history.B2" office:value-type="string">
            <text:p text:style-name="P11">09/06/2008</text:p>
          </table:table-cell>
          <table:table-cell table:style-name="revision_5f_history.B2" office:value-type="string">
            <text:p text:style-name="P11">-</text:p>
          </table:table-cell>
          <table:table-cell table:style-name="revision_5f_history.D2" office:value-type="string">
            <text:p text:style-name="Table_20_Contents">Added inter-character spacing option</text:p>
            <text:p text:style-name="Table_20_Contents">Added line spacing option</text:p>
          </table:table-cell>
        </table:table-row>
        <table:table-row>
          <table:table-cell table:style-name="revision_5f_history.A2" office:value-type="string">
            <text:p text:style-name="P11"/>
          </table:table-cell>
          <table:table-cell table:style-name="revision_5f_history.B2" office:value-type="string">
            <text:p text:style-name="P11"/>
          </table:table-cell>
          <table:table-cell table:style-name="revision_5f_history.B2" office:value-type="string">
            <text:p text:style-name="P11"/>
          </table:table-cell>
          <table:table-cell table:style-name="revision_5f_history.D2" office:value-type="string">
            <text:p text:style-name="Table_20_Contents"/>
          </table:table-cell>
        </table:table-row>
        <table:table-row>
          <table:table-cell table:style-name="revision_5f_history.A2" office:value-type="string">
            <text:p text:style-name="P11"/>
          </table:table-cell>
          <table:table-cell table:style-name="revision_5f_history.B2" office:value-type="string">
            <text:p text:style-name="P11"/>
          </table:table-cell>
          <table:table-cell table:style-name="revision_5f_history.B2" office:value-type="string">
            <text:p text:style-name="P11"/>
          </table:table-cell>
          <table:table-cell table:style-name="revision_5f_history.D2" office:value-type="string">
            <text:p text:style-name="Table_20_Contents"/>
          </table:table-cell>
        </table:table-row>
        <table:table-row>
          <table:table-cell table:style-name="revision_5f_history.A2" office:value-type="string">
            <text:p text:style-name="P11"/>
          </table:table-cell>
          <table:table-cell table:style-name="revision_5f_history.B2" office:value-type="string">
            <text:p text:style-name="P11"/>
          </table:table-cell>
          <table:table-cell table:style-name="revision_5f_history.B2" office:value-type="string">
            <text:p text:style-name="P11"/>
          </table:table-cell>
          <table:table-cell table:style-name="revision_5f_history.D2" office:value-type="string">
            <text:p text:style-name="Table_20_Contents"/>
          </table:table-cell>
        </table:table-row>
        <table:table-row>
          <table:table-cell table:style-name="revision_5f_history.A2" office:value-type="string">
            <text:p text:style-name="P11"/>
          </table:table-cell>
          <table:table-cell table:style-name="revision_5f_history.B2" office:value-type="string">
            <text:p text:style-name="P11"/>
          </table:table-cell>
          <table:table-cell table:style-name="revision_5f_history.B2" office:value-type="string">
            <text:p text:style-name="P11"/>
          </table:table-cell>
          <table:table-cell table:style-name="revision_5f_history.D2" office:value-type="string">
            <text:p text:style-name="Table_20_Contents"/>
          </table:table-cell>
        </table:table-row>
        <table:table-row>
          <table:table-cell table:style-name="revision_5f_history.A2" office:value-type="string">
            <text:p text:style-name="P11"/>
          </table:table-cell>
          <table:table-cell table:style-name="revision_5f_history.B2" office:value-type="string">
            <text:p text:style-name="P11"/>
          </table:table-cell>
          <table:table-cell table:style-name="revision_5f_history.B2" office:value-type="string">
            <text:p text:style-name="P11"/>
          </table:table-cell>
          <table:table-cell table:style-name="revision_5f_history.D2" office:value-type="string">
            <text:p text:style-name="Table_20_Contents"/>
          </table:table-cell>
        </table:table-row>
        <table:table-row>
          <table:table-cell table:style-name="revision_5f_history.A2" office:value-type="string">
            <text:p text:style-name="P11"/>
          </table:table-cell>
          <table:table-cell table:style-name="revision_5f_history.B2" office:value-type="string">
            <text:p text:style-name="P11"/>
          </table:table-cell>
          <table:table-cell table:style-name="revision_5f_history.B2" office:value-type="string">
            <text:p text:style-name="P11"/>
          </table:table-cell>
          <table:table-cell table:style-name="revision_5f_history.D2" office:value-type="string">
            <text:p text:style-name="Table_20_Contents"/>
          </table:table-cell>
        </table:table-row>
        <table:table-row>
          <table:table-cell table:style-name="revision_5f_history.A2" office:value-type="string">
            <text:p text:style-name="P11"/>
          </table:table-cell>
          <table:table-cell table:style-name="revision_5f_history.B2" office:value-type="string">
            <text:p text:style-name="P11"/>
          </table:table-cell>
          <table:table-cell table:style-name="revision_5f_history.B2" office:value-type="string">
            <text:p text:style-name="P11"/>
          </table:table-cell>
          <table:table-cell table:style-name="revision_5f_history.D2" office:value-type="string">
            <text:p text:style-name="Table_20_Contents"/>
          </table:table-cell>
        </table:table-row>
        <table:table-row>
          <table:table-cell table:style-name="revision_5f_history.A2" office:value-type="string">
            <text:p text:style-name="P11"/>
          </table:table-cell>
          <table:table-cell table:style-name="revision_5f_history.B2" office:value-type="string">
            <text:p text:style-name="P11"/>
          </table:table-cell>
          <table:table-cell table:style-name="revision_5f_history.B2" office:value-type="string">
            <text:p text:style-name="P11"/>
          </table:table-cell>
          <table:table-cell table:style-name="revision_5f_history.D2" office:value-type="string">
            <text:p text:style-name="Table_20_Contents"/>
          </table:table-cell>
        </table:table-row>
        <table:table-row>
          <table:table-cell table:style-name="revision_5f_history.A16" office:value-type="string">
            <text:p text:style-name="P11"/>
          </table:table-cell>
          <table:table-cell table:style-name="revision_5f_history.B16" office:value-type="string">
            <text:p text:style-name="P11"/>
          </table:table-cell>
          <table:table-cell table:style-name="revision_5f_history.B16" office:value-type="string">
            <text:p text:style-name="P11"/>
          </table:table-cell>
          <table:table-cell table:style-name="revision_5f_history.D16" office:value-type="string">
            <text:p text:style-name="Table_20_Contents"/>
          </table:table-cell>
        </table:table-row>
      </table:table>
      <text:p text:style-name="Text_20_body"/>
      <text:h text:style-name="P7" text:outline-level="1">Installing the driver</text:h>
      <text:p text:style-name="Text_20_body"/>
      <text:p text:style-name="Text_20_body">The APS Linux Driver is distributed in source form. Each release comes as a single archive, with <text:span text:style-name="T1">x.y</text:span> being the release number of the package.</text:p>
      <text:p text:style-name="Text_20_body"/>
      <text:p text:style-name="Code_20_source">aps_linux_driver-<text:span text:style-name="T1">x.y</text:span>.tar.gz</text:p>
      <text:p text:style-name="Text_20_body"/>
      <text:p text:style-name="Text_20_body">Installation of the APS Linux Driver requires compilation of its various components. The following procedure unpacks the archive into /tmp directory and then compiles and installs from it. Final installation must be done as superuser.</text:p>
      <text:p text:style-name="Text_20_body"/>
      <text:p text:style-name="Code_20_source">$ tar xvzf aps_linux_driver-<text:span text:style-name="T1">x.y</text:span>.tar.gz /tmp</text:p>
      <text:p text:style-name="Code_20_source">$ cd /tmp/aps_linux_driver-<text:span text:style-name="T1">x.y</text:span><text:span text:style-name="T2">/src</text:span></text:p>
      <text:p text:style-name="Code_20_source">$ make</text:p>
      <text:p text:style-name="Code_20_source">$ su</text:p>
      <text:p text:style-name="P13">[enter superuser password]</text:p>
      <text:p text:style-name="Code_20_source"># make install</text:p>
      <text:p text:style-name="Text_20_body"/>
      <text:p text:style-name="Text_20_body">The CUPS subsystem must then be restarted to take into account the new printer models installed. This step depends on the Linux distribution, but it is generally a matter of typing a command like the following (as superuser).</text:p>
      <text:p text:style-name="Text_20_body"/>
      <text:p text:style-name="Code_20_source"># /etc/init.d/cups restart</text:p>
      <text:p text:style-name="Text_20_body"/>
      <text:h text:style-name="Heading_20_2" text:outline-level="2">Installing a printer</text:h>
      <text:p text:style-name="Text_20_body"/>
      <text:p text:style-name="Text_20_body">During start and restart, the CUPS subsystem uses the APS Linux Driver to automatically search for connected printers. This step is done only once when CUPS starts, so any printers connected later will not be detected unless the CUPS subsystem is restarted.</text:p>
      <text:p text:style-name="Text_20_body"/>
      <text:p text:style-name="Text_20_body">To add a printer, one may use the CUPS web interface at <text:a xlink:type="simple" xlink:href="http://localhost:631/">http://localhost:631</text:a> and follow the instructions. A printer can also be added from the command line by directly specifying printer model and URI.</text:p>
      <text:p text:style-name="Text_20_body"/>
      <text:p text:style-name="Code_20_source"><text:soft-page-break/>$ lpadmin -p CP324MRS -E \</text:p>
      <text:p text:style-name="Code_20_source"><text:tab/>-v aps:/dev/ttyS0?type=serial+baudrate=9600+handshake=rtscts \</text:p>
      <text:p text:style-name="Code_20_source"><text:tab/>-m cp324mrs.ppd</text:p>
      <text:p text:style-name="Text_20_body"/>
      <text:p text:style-name="Text_20_body">This creates a printer named <text:span text:style-name="Code_20_source">CP324MRS</text:span> using model definition file <text:span text:style-name="Code_20_source">cp324mrs.ppd</text:span>. This printer is a serial printer connected to device <text:span text:style-name="Code_20_source">/dev/ttyS0</text:span>, which default configuration is 9600 bauds, hardware RTS/CTS handshaking.</text:p>
      <text:p text:style-name="Text_20_body"/>
      <text:p text:style-name="Code_20_source">$ lpadmin -p CP290MRS -E -v aps:/dev/parport0?type=parallel -m cp290mrs.ppd</text:p>
      <text:p text:style-name="Text_20_body"/>
      <text:p text:style-name="Text_20_body">This creates a printer named <text:span text:style-name="Code_20_source">CP290MRS</text:span> using model definition file <text:span text:style-name="Code_20_source">cp290mrs.ppd</text:span>. This printer is a parallel printer connected to device <text:span text:style-name="Code_20_source">/dev/parport0</text:span>.</text:p>
      <text:p text:style-name="Text_20_body"/>
      <text:p text:style-name="Code_20_source">$ lpadmin -p CP324HRS -E -v aps:/dev/usb/lp0?type=usb -m cp324hrs.ppd</text:p>
      <text:p text:style-name="Text_20_body"/>
      <text:p text:style-name="Text_20_body">This creates a printer named <text:span text:style-name="Code_20_source">CP324HRS</text:span> using model definition file <text:span text:style-name="Code_20_source">cp324hrs.ppd</text:span>. This printer is a USB printer connected to device <text:span text:style-name="Code_20_source">/dev/usb/lp0</text:span>.</text:p>
      <text:p text:style-name="Text_20_body"/>
      <text:p text:style-name="Text_20_body"/>
      <text:p text:style-name="Text_20_body">Other options exist for each port type. Refer to document <text:span text:style-name="Code_20_source">driver_libaps.pdf</text:span> for more information about APS printers URI.</text:p>
      <text:p text:style-name="Text_20_body"/>
      <text:p text:style-name="Text_20_body"/>
      <text:h text:style-name="P7" text:outline-level="1">How to use</text:h>
      <text:p text:style-name="Text_20_body"/>
      <text:p text:style-name="Text_20_body">The APS Linux Driver is made of two components: a low-level communication library (the APS library), and a printer driver for the CUPS subsystem. The APS CUPS driver uses the APS library to communicate with APS printers. The APS library may also be used as a stand-alone component in user applications to get more control when communicating with printers.</text:p>
      <text:p text:style-name="Text_20_body"/>
      <text:h text:style-name="Heading_20_2" text:outline-level="2">APS CUPS driver</text:h>
      <text:p text:style-name="Text_20_body"/>
      <text:p text:style-name="Text_20_body">The APS CUPS driver enables user to print from any application to supported APS printers.</text:p>
      <text:p text:style-name="Text_20_body"/>
      <text:p text:style-name="Text_20_body">The APS CUPS driver provides filters for the CUPS internal raster format (RIP) and for plain text. The APS CUPS driver may be used in three different ways.</text:p>
      <text:p text:style-name="Text_20_body"/>
      <text:h text:style-name="Heading_20_3" text:outline-level="3">Postscript printing</text:h>
      <text:p text:style-name="Text_20_body"/>
      <text:p text:style-name="Text_20_body">When printing, most applications generate a file in Postscript format which in turn is rendered by CUPS in its internal raster format. In this context, the APS CUPS driver for RIP is automatically selected by CUPS and the file is printed using graphics printing commands. For example, printing from OpenOffice will generate a Postscript file sent to CUPS and printed by the APS CUPS driver using graphics commands.</text:p>
      <text:p text:style-name="Text_20_body"/>
      <text:p text:style-name="Text_20_body">This generates a large volume of data to be sent to the printer and might limit the printing speed when using RS232 or parallel ports.</text:p>
      <text:p text:style-name="Text_20_body">The amount of data can be automatically reduced using the <text:span text:style-name="T1">Optimize printing</text:span><text:span text:style-name="T2"> CUPS option (turned on by default). This option compresses blank dotlines as well as leading and trailing blank spaces so that only non-blank data is transmitted. This option generally increases printing speed in Postscript printing mode; however it can lead to jerky paper movement in some extreme cases (for example, succession of full black and full white dotlines).</text:span></text:p>
      <text:p text:style-name="Text_20_body"/>
      <text:h text:style-name="Heading_20_3" text:outline-level="3">Plain text printing</text:h>
      <text:p text:style-name="Text_20_body"/>
      <text:p text:style-name="Text_20_body"><text:soft-page-break/>The APS CUPS driver is also able to print text directly using the internal fonts of the printer. When CUPS detects that the file to be printed is a text-only file, it automatically selects the APS CUPS driver for plain text and skips the intermediate rendering in internal raster format. The following command will print the file plain_text.txt using internal fonts of the printer.</text:p>
      <text:p text:style-name="Text_20_body"/>
      <text:p text:style-name="Code_20_source">$ lp -d APS_printer plain_text.txt</text:p>
      <text:p text:style-name="Text_20_body"/>
      <text:p text:style-name="Text_20_body">Printing in this fashion will give the highest printing speed. However the complexity of tickets is limited because text formatting options cannot be used and graphics cannot be printed.</text:p>
      <text:p text:style-name="Text_20_body"/>
      <text:h text:style-name="Heading_20_3" text:outline-level="3">Plain text printing using text processor</text:h>
      <text:p text:style-name="Text_20_body"/>
      <text:p text:style-name="Text_20_body">The APS CUPS driver provides a way to circumvent the limitations of plain text printing. When option <text:span text:style-name="T1">Process embedded control codes</text:span><text:span text:style-name="T2"> is checked, the APS CUPS driver analyses plain text data and substitutes tokens surrounded by &lt; &gt; by their ASCII code equivalents.</text:span></text:p>
      <text:p text:style-name="Text_20_body"/>
      <text:p text:style-name="Text_20_body">The following example shows how to embed text formatting options in a plain text ticket. This example uses the APS command set (MRS, HRS and KCP printer series).</text:p>
      <text:p text:style-name="Text_20_body"/>
      <text:p text:style-name="Code_20_source">Normal printing.&lt;LF&gt;&lt;LF&gt;&lt;LF&gt;</text:p>
      <text:p text:style-name="Code_20_source">&lt;TAB&gt;Printed with &lt;ESC&gt;%&lt;1&gt;font number 1.</text:p>
      <text:p text:style-name="Code_20_source">&lt;ESC&gt;!&lt;0x10&gt;Double-height printing.</text:p>
      <text:p text:style-name="Text_20_body"/>
      <text:p text:style-name="Text_20_body">Following data will be sent to the printer after processing.</text:p>
      <text:p text:style-name="Text_20_body"/>
      <text:p text:style-name="Code_20_source">0000 <text:s/>4e 6f 72 6d 61 6c 20 70 <text:s/>72 69 6e 74 69 6e 67 2e <text:s/>Normal p rinting.</text:p>
      <text:p text:style-name="Code_20_source">0010 <text:s/>0a 0a 0a 0a 09 50 72 69 <text:s/>6e 74 65 64 20 77 69 74 <text:s/>.....Pri nted wit</text:p>
      <text:p text:style-name="Code_20_source">0020 <text:s/>68 20 1b 25 01 66 6f 6e <text:s/>74 20 6e 75 6d 62 65 72 <text:s/>h .%.fon t number</text:p>
      <text:p text:style-name="Code_20_source">0030 <text:s/>20 31 2e 0a 1b 21 10 44 <text:s/>6f 75 62 6c 65 2d 68 65 <text:s text:c="2"/>1...!.D ouble-he</text:p>
      <text:p text:style-name="Code_20_source">0040 <text:s/>69 67 68 74 20 70 72 69 <text:s/>6e 74 69 6e 67 2e 0a <text:s text:c="4"/>ight pri nting..</text:p>
      <text:p text:style-name="Text_20_body"/>
      <text:p text:style-name="Text_20_body">Tokens can either be a string, a decimal number, an hexadecimal number or an octal number. Invalid tokens are printed without processing.</text:p>
      <text:p text:style-name="Text_20_body"/>
      <text:list text:style-name="L1">
        <text:list-item>
          <text:p text:style-name="P15"><text:soft-page-break/><text:span text:style-name="Code_20_source">&lt;ESC&gt;</text:span> is translated as ASCII code 27;</text:p>
        </text:list-item>
        <text:list-item>
          <text:p text:style-name="P15"><text:span text:style-name="Code_20_source">&lt;27&gt;</text:span> is translated as ASCII code 27;</text:p>
        </text:list-item>
        <text:list-item>
          <text:p text:style-name="P15"><text:span text:style-name="Code_20_source">&lt;0x1b&gt;</text:span> is translated as ASCII code 27;</text:p>
        </text:list-item>
        <text:list-item>
          <text:p text:style-name="P15"><text:span text:style-name="Code_20_source">&lt;033&gt;</text:span> is translated as ASCII code 27.</text:p>
        </text:list-item>
      </text:list>
      <text:p text:style-name="Text_20_body"/>
      <text:p text:style-name="Text_20_body">Token strings include ASCII control code names.</text:p>
      <text:p text:style-name="Text_20_body"/>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Table_20_Heading">Token string</text:p>
            </table:table-cell>
            <table:table-cell table:style-name="Tableau1.A1" office:value-type="string">
              <text:p text:style-name="Table_20_Heading">ASCII code</text:p>
            </table:table-cell>
            <table:table-cell table:style-name="Tableau1.A1" office:value-type="string">
              <text:p text:style-name="Table_20_Heading">Token string</text:p>
            </table:table-cell>
            <table:table-cell table:style-name="Tableau1.D1" office:value-type="string">
              <text:p text:style-name="Table_20_Heading">ASCII code</text:p>
            </table:table-cell>
          </table:table-row>
        </table:table-header-rows>
        <table:table-row>
          <table:table-cell table:style-name="Tableau1.A2" office:value-type="string">
            <text:p text:style-name="P11">&lt;NUL&gt;</text:p>
          </table:table-cell>
          <table:table-cell table:style-name="Tableau1.A2" office:value-type="string">
            <text:p text:style-name="P11">0</text:p>
          </table:table-cell>
          <table:table-cell table:style-name="Tableau1.A2" office:value-type="string">
            <text:p text:style-name="P11">&lt;SOH&gt;</text:p>
          </table:table-cell>
          <table:table-cell table:style-name="Tableau1.D2" office:value-type="string">
            <text:p text:style-name="P11">1</text:p>
          </table:table-cell>
        </table:table-row>
        <table:table-row>
          <table:table-cell table:style-name="Tableau1.A2" office:value-type="string">
            <text:p text:style-name="P11">&lt;STX&gt;</text:p>
          </table:table-cell>
          <table:table-cell table:style-name="Tableau1.A2" office:value-type="string">
            <text:p text:style-name="P11">2</text:p>
          </table:table-cell>
          <table:table-cell table:style-name="Tableau1.A2" office:value-type="string">
            <text:p text:style-name="P11">&lt;ETX&gt;</text:p>
          </table:table-cell>
          <table:table-cell table:style-name="Tableau1.D2" office:value-type="string">
            <text:p text:style-name="P11">3</text:p>
          </table:table-cell>
        </table:table-row>
        <table:table-row>
          <table:table-cell table:style-name="Tableau1.A2" office:value-type="string">
            <text:p text:style-name="P11">&lt;EOT&gt;</text:p>
          </table:table-cell>
          <table:table-cell table:style-name="Tableau1.A2" office:value-type="string">
            <text:p text:style-name="P11">4</text:p>
          </table:table-cell>
          <table:table-cell table:style-name="Tableau1.A2" office:value-type="string">
            <text:p text:style-name="P11">&lt;ENQ&gt;</text:p>
          </table:table-cell>
          <table:table-cell table:style-name="Tableau1.D2" office:value-type="string">
            <text:p text:style-name="P11">5</text:p>
          </table:table-cell>
        </table:table-row>
        <table:table-row>
          <table:table-cell table:style-name="Tableau1.A2" office:value-type="string">
            <text:p text:style-name="P11">&lt;ACK&gt;</text:p>
          </table:table-cell>
          <table:table-cell table:style-name="Tableau1.A2" office:value-type="string">
            <text:p text:style-name="P11">6</text:p>
          </table:table-cell>
          <table:table-cell table:style-name="Tableau1.A2" office:value-type="string">
            <text:p text:style-name="P11">&lt;BEL&gt;</text:p>
          </table:table-cell>
          <table:table-cell table:style-name="Tableau1.D2" office:value-type="string">
            <text:p text:style-name="P11">7</text:p>
          </table:table-cell>
        </table:table-row>
        <table:table-row>
          <table:table-cell table:style-name="Tableau1.A2" office:value-type="string">
            <text:p text:style-name="P11">&lt;BS&gt;</text:p>
          </table:table-cell>
          <table:table-cell table:style-name="Tableau1.A2" office:value-type="string">
            <text:p text:style-name="P11">8</text:p>
          </table:table-cell>
          <table:table-cell table:style-name="Tableau1.A2" office:value-type="string">
            <text:p text:style-name="P11">&lt;TAB&gt;</text:p>
          </table:table-cell>
          <table:table-cell table:style-name="Tableau1.D2" office:value-type="string">
            <text:p text:style-name="P11">9</text:p>
          </table:table-cell>
        </table:table-row>
        <table:table-row>
          <table:table-cell table:style-name="Tableau1.A2" office:value-type="string">
            <text:p text:style-name="P11">&lt;LF&gt;</text:p>
          </table:table-cell>
          <table:table-cell table:style-name="Tableau1.A2" office:value-type="string">
            <text:p text:style-name="P11">10</text:p>
          </table:table-cell>
          <table:table-cell table:style-name="Tableau1.A2" office:value-type="string">
            <text:p text:style-name="P11">&lt;VT&gt;</text:p>
          </table:table-cell>
          <table:table-cell table:style-name="Tableau1.D2" office:value-type="string">
            <text:p text:style-name="P11">11</text:p>
          </table:table-cell>
        </table:table-row>
        <table:table-row>
          <table:table-cell table:style-name="Tableau1.A2" office:value-type="string">
            <text:p text:style-name="P11">&lt;FF&gt;</text:p>
          </table:table-cell>
          <table:table-cell table:style-name="Tableau1.A2" office:value-type="string">
            <text:p text:style-name="P11">12</text:p>
          </table:table-cell>
          <table:table-cell table:style-name="Tableau1.A2" office:value-type="string">
            <text:p text:style-name="P11">&lt;CR&gt;</text:p>
          </table:table-cell>
          <table:table-cell table:style-name="Tableau1.D2" office:value-type="string">
            <text:p text:style-name="P11">13</text:p>
          </table:table-cell>
        </table:table-row>
        <table:table-row>
          <table:table-cell table:style-name="Tableau1.A2" office:value-type="string">
            <text:p text:style-name="P11">&lt;SO&gt;</text:p>
          </table:table-cell>
          <table:table-cell table:style-name="Tableau1.A2" office:value-type="string">
            <text:p text:style-name="P11">14</text:p>
          </table:table-cell>
          <table:table-cell table:style-name="Tableau1.A2" office:value-type="string">
            <text:p text:style-name="P11">&lt;SI&gt;</text:p>
          </table:table-cell>
          <table:table-cell table:style-name="Tableau1.D2" office:value-type="string">
            <text:p text:style-name="P11">15</text:p>
          </table:table-cell>
        </table:table-row>
        <table:table-row>
          <table:table-cell table:style-name="Tableau1.A2" office:value-type="string">
            <text:p text:style-name="P11">&lt;DLE&gt;</text:p>
          </table:table-cell>
          <table:table-cell table:style-name="Tableau1.A2" office:value-type="string">
            <text:p text:style-name="P11">16</text:p>
          </table:table-cell>
          <table:table-cell table:style-name="Tableau1.A2" office:value-type="string">
            <text:p text:style-name="P11">&lt;DC1&gt;</text:p>
          </table:table-cell>
          <table:table-cell table:style-name="Tableau1.D2" office:value-type="string">
            <text:p text:style-name="P11">17</text:p>
          </table:table-cell>
        </table:table-row>
        <table:table-row>
          <table:table-cell table:style-name="Tableau1.A2" office:value-type="string">
            <text:p text:style-name="P11">&lt;DC2&gt;</text:p>
          </table:table-cell>
          <table:table-cell table:style-name="Tableau1.A2" office:value-type="string">
            <text:p text:style-name="P11">18</text:p>
          </table:table-cell>
          <table:table-cell table:style-name="Tableau1.A2" office:value-type="string">
            <text:p text:style-name="P11">&lt;DC3&gt;</text:p>
          </table:table-cell>
          <table:table-cell table:style-name="Tableau1.D2" office:value-type="string">
            <text:p text:style-name="P11">19</text:p>
          </table:table-cell>
        </table:table-row>
        <table:table-row>
          <table:table-cell table:style-name="Tableau1.A2" office:value-type="string">
            <text:p text:style-name="P11">&lt;DC4&gt;</text:p>
          </table:table-cell>
          <table:table-cell table:style-name="Tableau1.A2" office:value-type="string">
            <text:p text:style-name="P11">20</text:p>
          </table:table-cell>
          <table:table-cell table:style-name="Tableau1.A2" office:value-type="string">
            <text:p text:style-name="P11">&lt;NAK&gt;</text:p>
          </table:table-cell>
          <table:table-cell table:style-name="Tableau1.D2" office:value-type="string">
            <text:p text:style-name="P11">21</text:p>
          </table:table-cell>
        </table:table-row>
        <table:table-row>
          <table:table-cell table:style-name="Tableau1.A2" office:value-type="string">
            <text:p text:style-name="P11">&lt;SYN&gt;</text:p>
          </table:table-cell>
          <table:table-cell table:style-name="Tableau1.A2" office:value-type="string">
            <text:p text:style-name="P11">22</text:p>
          </table:table-cell>
          <table:table-cell table:style-name="Tableau1.A2" office:value-type="string">
            <text:p text:style-name="P11">&lt;ETB&gt;</text:p>
          </table:table-cell>
          <table:table-cell table:style-name="Tableau1.D2" office:value-type="string">
            <text:p text:style-name="P11">23</text:p>
          </table:table-cell>
        </table:table-row>
        <table:table-row>
          <table:table-cell table:style-name="Tableau1.A2" office:value-type="string">
            <text:p text:style-name="P11">&lt;CAN&gt;</text:p>
          </table:table-cell>
          <table:table-cell table:style-name="Tableau1.A2" office:value-type="string">
            <text:p text:style-name="P11">24</text:p>
          </table:table-cell>
          <table:table-cell table:style-name="Tableau1.A2" office:value-type="string">
            <text:p text:style-name="P11">&lt;EM&gt;</text:p>
          </table:table-cell>
          <table:table-cell table:style-name="Tableau1.D2" office:value-type="string">
            <text:p text:style-name="P11">25</text:p>
          </table:table-cell>
        </table:table-row>
        <table:table-row>
          <table:table-cell table:style-name="Tableau1.A2" office:value-type="string">
            <text:p text:style-name="P11">&lt;SUB&gt;</text:p>
          </table:table-cell>
          <table:table-cell table:style-name="Tableau1.A2" office:value-type="string">
            <text:p text:style-name="P11">26</text:p>
          </table:table-cell>
          <table:table-cell table:style-name="Tableau1.A2" office:value-type="string">
            <text:p text:style-name="P11">&lt;ESC&gt;</text:p>
          </table:table-cell>
          <table:table-cell table:style-name="Tableau1.D2" office:value-type="string">
            <text:p text:style-name="P11">27</text:p>
          </table:table-cell>
        </table:table-row>
        <table:table-row>
          <table:table-cell table:style-name="Tableau1.A2" office:value-type="string">
            <text:p text:style-name="P11">&lt;FS&gt;</text:p>
          </table:table-cell>
          <table:table-cell table:style-name="Tableau1.A2" office:value-type="string">
            <text:p text:style-name="P11">28</text:p>
          </table:table-cell>
          <table:table-cell table:style-name="Tableau1.A2" office:value-type="string">
            <text:p text:style-name="P11">&lt;GS&gt;</text:p>
          </table:table-cell>
          <table:table-cell table:style-name="Tableau1.D2" office:value-type="string">
            <text:p text:style-name="P11">29</text:p>
          </table:table-cell>
        </table:table-row>
        <table:table-row>
          <table:table-cell table:style-name="Tableau1.A2" office:value-type="string">
            <text:p text:style-name="P11">&lt;RS&gt;</text:p>
          </table:table-cell>
          <table:table-cell table:style-name="Tableau1.A2" office:value-type="string">
            <text:p text:style-name="P11">30</text:p>
          </table:table-cell>
          <table:table-cell table:style-name="Tableau1.A2" office:value-type="string">
            <text:p text:style-name="P11">&lt;US&gt;</text:p>
          </table:table-cell>
          <table:table-cell table:style-name="Tableau1.D2" office:value-type="string">
            <text:p text:style-name="P11">31</text:p>
          </table:table-cell>
        </table:table-row>
      </table:table>
      <text:p text:style-name="Text_20_body"/>
      <text:h text:style-name="Heading_20_3" text:outline-level="3">Driver options</text:h>
      <text:p text:style-name="Text_20_body"/>
      <text:p text:style-name="Text_20_body">The APS CUPS driver provides several options summarized in table below.</text:p>
      <text:p text:style-name="Text_20_body"/>
      <table:table table:name="Tableau2" table:style-name="Tableau2">
        <table:table-column table:style-name="Tableau2.A"/>
        <table:table-column table:style-name="Tableau2.B"/>
        <table:table-header-rows>
          <text:soft-page-break/>
          <table:table-row>
            <table:table-cell table:style-name="Tableau2.A1" office:value-type="string">
              <text:p text:style-name="Table_20_Heading">Option field</text:p>
            </table:table-cell>
            <table:table-cell table:style-name="Tableau2.B1" office:value-type="string">
              <text:p text:style-name="Table_20_Heading">Description</text:p>
            </table:table-cell>
          </table:table-row>
        </table:table-header-rows>
        <table:table-row>
          <table:table-cell table:style-name="Tableau2.A2" office:value-type="string">
            <text:p text:style-name="Table_20_Contents">Serial printing baudrate</text:p>
          </table:table-cell>
          <table:table-cell table:style-name="Tableau2.B2" office:value-type="string">
            <text:p text:style-name="Table_20_Contents">Set serial baudrate used during printing.</text:p>
            <text:p text:style-name="Table_20_Contents">(<text:span text:style-name="T1">serial printers only</text:span><text:span text:style-name="T2">)</text:span></text:p>
          </table:table-cell>
        </table:table-row>
        <table:table-row>
          <table:table-cell table:style-name="Tableau2.A2" office:value-type="string">
            <text:p text:style-name="Table_20_Contents">Serial printing handshaking</text:p>
          </table:table-cell>
          <table:table-cell table:style-name="Tableau2.B2" office:value-type="string">
            <text:p text:style-name="Table_20_Contents">Set serial handshaking used during printing.</text:p>
            <text:p text:style-name="Table_20_Contents">(<text:span text:style-name="T1">serial printers only</text:span><text:span text:style-name="T2">)</text:span></text:p>
          </table:table-cell>
        </table:table-row>
        <table:table-row>
          <table:table-cell table:style-name="Tableau2.A2" office:value-type="string">
            <text:p text:style-name="Table_20_Contents">Parallel printing write mode</text:p>
          </table:table-cell>
          <table:table-cell table:style-name="Tableau2.B2" office:value-type="string">
            <text:p text:style-name="Table_20_Contents">Set parallel printing write mode (polling or IRQ based).</text:p>
            <text:p text:style-name="P12">(<text:span text:style-name="T1">parallel printers only</text:span>)</text:p>
          </table:table-cell>
        </table:table-row>
        <table:table-row>
          <table:table-cell table:style-name="Tableau2.A2" office:value-type="string">
            <text:p text:style-name="Table_20_Contents">Printing timeout</text:p>
          </table:table-cell>
          <table:table-cell table:style-name="Tableau2.B2" office:value-type="string">
            <text:p text:style-name="Table_20_Contents">Printing is automatically cancelled after this timeout elapsed.</text:p>
            <text:p text:style-name="Table_20_Contents">This value can be set to None to have the driver wait indefinitely.</text:p>
          </table:table-cell>
        </table:table-row>
        <table:table-row>
          <table:table-cell table:style-name="Tableau2.A2" office:value-type="string">
            <text:p text:style-name="Table_20_Contents">Dynamic division</text:p>
          </table:table-cell>
          <table:table-cell table:style-name="Tableau2.B2" office:value-type="string">
            <text:p text:style-name="Table_20_Contents">Set maximum number of dots that can be fired per strobe.</text:p>
            <text:p text:style-name="Table_20_Contents">Large dynamic division setting may impact printing speed.</text:p>
            <text:p text:style-name="Table_20_Contents">This option also affects maximum current consumed by the printer.</text:p>
          </table:table-cell>
        </table:table-row>
        <table:table-row>
          <table:table-cell table:style-name="Tableau2.A2" office:value-type="string">
            <text:p text:style-name="Table_20_Contents">Maximum print speed</text:p>
          </table:table-cell>
          <table:table-cell table:style-name="Tableau2.B2" office:value-type="string">
            <text:p text:style-name="Table_20_Contents">Set maximum printing speed.</text:p>
          </table:table-cell>
        </table:table-row>
        <table:table-row>
          <table:table-cell table:style-name="Tableau2.A2" office:value-type="string">
            <text:p text:style-name="Table_20_Contents">Print intensity</text:p>
          </table:table-cell>
          <table:table-cell table:style-name="Tableau2.B2" office:value-type="string">
            <text:p text:style-name="Table_20_Contents">Set printing intensity.</text:p>
          </table:table-cell>
        </table:table-row>
        <table:table-row>
          <table:table-cell table:style-name="Tableau2.A2" office:value-type="string">
            <text:p text:style-name="Table_20_Contents">Optimize printing</text:p>
          </table:table-cell>
          <table:table-cell table:style-name="Tableau2.B2" office:value-type="string">
            <text:p text:style-name="Table_20_Contents">Optimize graphics printing in Postscript printing mode.</text:p>
          </table:table-cell>
        </table:table-row>
        <table:table-row>
          <table:table-cell table:style-name="Tableau2.A2" office:value-type="string">
            <text:p text:style-name="Table_20_Contents">Internal font</text:p>
          </table:table-cell>
          <table:table-cell table:style-name="Tableau2.B2" office:value-type="string">
            <text:p text:style-name="Table_20_Contents">Set internal font used while printing plain text.</text:p>
          </table:table-cell>
        </table:table-row>
        <table:table-row>
          <table:table-cell table:style-name="Tableau2.A2" office:value-type="string">
            <text:p text:style-name="Table_20_Contents">Process embedded control codes</text:p>
          </table:table-cell>
          <table:table-cell table:style-name="Tableau2.B2" office:value-type="string">
            <text:p text:style-name="Table_20_Contents">When checked, process plain text data to interpret embedded control codes.</text:p>
          </table:table-cell>
        </table:table-row>
        <table:table-row>
          <table:table-cell table:style-name="Tableau2.A2" office:value-type="string">
            <text:p text:style-name="Table_20_Contents">Final cut mode</text:p>
          </table:table-cell>
          <table:table-cell table:style-name="Tableau2.B2" office:value-type="string">
            <text:p text:style-name="Table_20_Contents">Set type of cut to perform after printing ticket.</text:p>
          </table:table-cell>
        </table:table-row>
        <table:table-row>
          <table:table-cell table:style-name="Tableau2.A2" office:value-type="string">
            <text:p text:style-name="Table_20_Contents">Enable page mode</text:p>
          </table:table-cell>
          <table:table-cell table:style-name="Tableau2.B2" office:value-type="string">
            <text:p text:style-name="Table_20_Contents">When checked, enable page mode.</text:p>
          </table:table-cell>
        </table:table-row>
        <table:table-row>
          <table:table-cell table:style-name="Tableau2.A2" office:value-type="string">
            <text:p text:style-name="Table_20_Contents">Forward feed after ticket</text:p>
          </table:table-cell>
          <table:table-cell table:style-name="Tableau2.B2" office:value-type="string">
            <text:p text:style-name="Table_20_Contents">Set distance to feed in forward direction after printing ticket.</text:p>
          </table:table-cell>
        </table:table-row>
        <table:table-row>
          <table:table-cell table:style-name="Tableau2.A2" office:value-type="string">
            <text:p text:style-name="Table_20_Contents">Backward feed after ticket</text:p>
          </table:table-cell>
          <table:table-cell table:style-name="Tableau2.B2" office:value-type="string">
            <text:p text:style-name="Table_20_Contents">Set distance to feed in backward direction after printing ticket.</text:p>
          </table:table-cell>
        </table:table-row>
        <table:table-row>
          <table:table-cell table:style-name="Tableau2.A2" office:value-type="string">
            <text:p text:style-name="Table_20_Contents">Maximum ticket length</text:p>
          </table:table-cell>
          <table:table-cell table:style-name="Tableau2.B2" office:value-type="string">
            <text:p text:style-name="Table_20_Contents">Set maximum ticket length. Tickets longer than this value are cut in pieces of maximum length using integrated cutter.</text:p>
          </table:table-cell>
        </table:table-row>
        <table:table-row>
          <table:table-cell table:style-name="Tableau2.A2" office:value-type="string">
            <text:p text:style-name="Table_20_Contents">Check NEOP status</text:p>
          </table:table-cell>
          <table:table-cell table:style-name="Tableau2.B2" office:value-type="string">
            <text:p text:style-name="Table_20_Contents">Enable or disable near end-of-paper (NEOP) status checking.</text:p>
          </table:table-cell>
        </table:table-row>
        <table:table-row>
          <table:table-cell table:style-name="Tableau2.A2" office:value-type="string">
            <text:p text:style-name="Table_20_Contents">Inter-character spacing</text:p>
          </table:table-cell>
          <table:table-cell table:style-name="Tableau2.B2" office:value-type="string">
            <text:p text:style-name="Table_20_Contents">Set number of pixels between successive text characters</text:p>
          </table:table-cell>
        </table:table-row>
        <table:table-row>
          <table:table-cell table:style-name="Tableau2.A2" office:value-type="string">
            <text:p text:style-name="Table_20_Contents">Line spacing</text:p>
          </table:table-cell>
          <table:table-cell table:style-name="Tableau2.B2" office:value-type="string">
            <text:p text:style-name="Table_20_Contents">Set number of dotlines between successive text lines</text:p>
          </table:table-cell>
        </table:table-row>
      </table:table>
      <text:p text:style-name="Text_20_body"/>
      <text:p text:style-name="Text_20_body">Driver options can be tuned using the CUPS web interface. These can also be modified manually using following command:</text:p>
      <text:p text:style-name="Text_20_body"/>
      <text:p text:style-name="Code_20_source">$ lpoptions -d APS_Printer -o option=value -o option=value ...</text:p>
      <text:p text:style-name="Text_20_body"/>
      <text:p text:style-name="Text_20_body"><text:soft-page-break/>Table below shows various option names and allowed values.</text:p>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Option field</text:p>
            </table:table-cell>
            <table:table-cell table:style-name="Table1.A1" office:value-type="string">
              <text:p text:style-name="Table_20_Heading">Option</text:p>
            </table:table-cell>
            <table:table-cell table:style-name="Table1.C1" office:value-type="string">
              <text:p text:style-name="Table_20_Heading">Value</text:p>
            </table:table-cell>
          </table:table-row>
        </table:table-header-rows>
        <table:table-row>
          <table:table-cell table:style-name="Table1.A2" office:value-type="string">
            <text:p text:style-name="Table_20_Contents">Serial printing baudrate</text:p>
          </table:table-cell>
          <table:table-cell table:style-name="Table1.A2" office:value-type="string">
            <text:p text:style-name="Table_20_Contents"><text:span text:style-name="Code_20_source">prbaudrate</text:span></text:p>
          </table:table-cell>
          <table:table-cell table:style-name="Table1.C2" office:value-type="string">
            <text:p text:style-name="Table_20_Contents">0 = 1200 bauds</text:p>
            <text:p text:style-name="Table_20_Contents">1 = 2400 bauds</text:p>
            <text:p text:style-name="Table_20_Contents">2 = 4800 bauds</text:p>
            <text:p text:style-name="Table_20_Contents">3 = 9600 bauds</text:p>
            <text:p text:style-name="Table_20_Contents">4 = 19200 bauds</text:p>
            <text:p text:style-name="Table_20_Contents">5 = 38400 bauds</text:p>
            <text:p text:style-name="Table_20_Contents">6 = 57600 bauds</text:p>
            <text:p text:style-name="Table_20_Contents">7 = 115200 bauds</text:p>
          </table:table-cell>
        </table:table-row>
        <table:table-row>
          <table:table-cell table:style-name="Table1.A2" office:value-type="string">
            <text:p text:style-name="Table_20_Contents">Serial printing handshaking</text:p>
          </table:table-cell>
          <table:table-cell table:style-name="Table1.A2" office:value-type="string">
            <text:p text:style-name="Table_20_Contents"><text:span text:style-name="Code_20_source">prhandshake</text:span></text:p>
          </table:table-cell>
          <table:table-cell table:style-name="Table1.C2" office:value-type="string">
            <text:p text:style-name="Table_20_Contents">1 = Software flow control (XON/XOFF)</text:p>
            <text:p text:style-name="Table_20_Contents">2 = Hardware flow control (RTS/CTS)</text:p>
          </table:table-cell>
        </table:table-row>
        <table:table-row>
          <table:table-cell table:style-name="Table1.A2" office:value-type="string">
            <text:p text:style-name="Table_20_Contents">Parallel printing write mode</text:p>
          </table:table-cell>
          <table:table-cell table:style-name="Table1.A2" office:value-type="string">
            <text:p text:style-name="Table_20_Contents"><text:span text:style-name="Code_20_source">parmode</text:span></text:p>
          </table:table-cell>
          <table:table-cell table:style-name="Table1.C2" office:value-type="string">
            <text:p text:style-name="Table_20_Contents">0 = Polling</text:p>
            <text:p text:style-name="Table_20_Contents">1 = IRQ</text:p>
          </table:table-cell>
        </table:table-row>
        <table:table-row>
          <table:table-cell table:style-name="Table1.A2" office:value-type="string">
            <text:p text:style-name="Table_20_Contents">Printing timeout</text:p>
          </table:table-cell>
          <table:table-cell table:style-name="Table1.A2" office:value-type="string">
            <text:p text:style-name="Table_20_Contents"><text:span text:style-name="Code_20_source">prtimeout</text:span></text:p>
          </table:table-cell>
          <table:table-cell table:style-name="Table1.C2" office:value-type="string">
            <text:p text:style-name="Table_20_Contents">Timeout in milliseconds.</text:p>
            <text:p text:style-name="Table_20_Contents">Zero disables timeout.</text:p>
          </table:table-cell>
        </table:table-row>
        <table:table-row>
          <table:table-cell table:style-name="Table1.A2" office:value-type="string">
            <text:p text:style-name="Table_20_Contents">Dynamic division</text:p>
          </table:table-cell>
          <table:table-cell table:style-name="Table1.A2" office:value-type="string">
            <text:p text:style-name="Table_20_Contents"><text:span text:style-name="Code_20_source">dynadiv</text:span></text:p>
          </table:table-cell>
          <table:table-cell table:style-name="Table1.C2" office:value-type="string">
            <text:p text:style-name="Table_20_Contents">Maximum number of black bytes per dotline.</text:p>
            <text:p text:style-name="Table_20_Contents">Zero sets maximum (unlimited) current consumption.</text:p>
          </table:table-cell>
        </table:table-row>
        <table:table-row>
          <table:table-cell table:style-name="Table1.A2" office:value-type="string">
            <text:p text:style-name="Table_20_Contents">Maximum print speed</text:p>
          </table:table-cell>
          <table:table-cell table:style-name="Table1.A2" office:value-type="string">
            <text:p text:style-name="Table_20_Contents"><text:span text:style-name="Code_20_source">maxspeed</text:span></text:p>
          </table:table-cell>
          <table:table-cell table:style-name="Table1.C2" office:value-type="string">
            <text:p text:style-name="Table_20_Contents">Print speed in mm/s.</text:p>
          </table:table-cell>
        </table:table-row>
        <table:table-row>
          <table:table-cell table:style-name="Table1.A2" office:value-type="string">
            <text:p text:style-name="Table_20_Contents">Print intensity</text:p>
          </table:table-cell>
          <table:table-cell table:style-name="Table1.A2" office:value-type="string">
            <text:p text:style-name="Table_20_Contents"><text:span text:style-name="Code_20_source">intensity</text:span></text:p>
          </table:table-cell>
          <table:table-cell table:style-name="Table1.C2" office:value-type="string">
            <text:p text:style-name="Table_20_Contents">Print intensity in percent.</text:p>
          </table:table-cell>
        </table:table-row>
        <table:table-row>
          <table:table-cell table:style-name="Table1.A2" office:value-type="string">
            <text:p text:style-name="Table_20_Contents">Optimize printing</text:p>
          </table:table-cell>
          <table:table-cell table:style-name="Table1.A2" office:value-type="string">
            <text:p text:style-name="P14"><text:span text:style-name="Code_20_source"><text:span text:style-name="T3">optprint</text:span></text:span></text:p>
          </table:table-cell>
          <table:table-cell table:style-name="Table1.C2" office:value-type="string">
            <text:p text:style-name="Table_20_Contents">False = Optimization disabled</text:p>
            <text:p text:style-name="Table_20_Contents">True = Optimization enabled</text:p>
          </table:table-cell>
        </table:table-row>
        <table:table-row>
          <table:table-cell table:style-name="Table1.A2" office:value-type="string">
            <text:p text:style-name="Table_20_Contents">Internal font</text:p>
          </table:table-cell>
          <table:table-cell table:style-name="Table1.A2" office:value-type="string">
            <text:p text:style-name="Table_20_Contents"><text:span text:style-name="Code_20_source">font</text:span></text:p>
          </table:table-cell>
          <table:table-cell table:style-name="Table1.C2" office:value-type="string">
            <text:p text:style-name="Table_20_Contents">0 = APS font 0</text:p>
            <text:p text:style-name="Table_20_Contents">1 = APS font 1</text:p>
            <text:p text:style-name="Table_20_Contents">2 = APS font 2</text:p>
          </table:table-cell>
        </table:table-row>
        <table:table-row>
          <table:table-cell table:style-name="Table1.A2" office:value-type="string">
            <text:p text:style-name="Table_20_Contents">Process embedded control codes</text:p>
          </table:table-cell>
          <table:table-cell table:style-name="Table1.A2" office:value-type="string">
            <text:p text:style-name="Table_20_Contents"><text:span text:style-name="Code_20_source">process</text:span></text:p>
          </table:table-cell>
          <table:table-cell table:style-name="Table1.C2" office:value-type="string">
            <text:p text:style-name="Table_20_Contents">False = Processing disabled</text:p>
            <text:p text:style-name="Table_20_Contents">True = Processing enabled</text:p>
          </table:table-cell>
        </table:table-row>
        <table:table-row>
          <table:table-cell table:style-name="Table1.A2" office:value-type="string">
            <text:p text:style-name="Table_20_Contents">Final cut mode</text:p>
          </table:table-cell>
          <table:table-cell table:style-name="Table1.A2" office:value-type="string">
            <text:p text:style-name="Table_20_Contents"><text:span text:style-name="Code_20_source">finalcut</text:span></text:p>
          </table:table-cell>
          <table:table-cell table:style-name="Table1.C2" office:value-type="string">
            <text:p text:style-name="Table_20_Contents">0 = No cut at end of ticket</text:p>
            <text:p text:style-name="Table_20_Contents">1 = Partial cut at end of ticket</text:p>
            <text:p text:style-name="Table_20_Contents">2 = Full cut at end of ticket</text:p>
          </table:table-cell>
        </table:table-row>
        <table:table-row>
          <table:table-cell table:style-name="Table1.A2" office:value-type="string">
            <text:p text:style-name="Table_20_Contents">Enable page mode</text:p>
          </table:table-cell>
          <table:table-cell table:style-name="Table1.A2" office:value-type="string">
            <text:p text:style-name="P14"><text:span text:style-name="Code_20_source"><text:span text:style-name="T3">pagemode</text:span></text:span></text:p>
          </table:table-cell>
          <table:table-cell table:style-name="Table1.C2" office:value-type="string">
            <text:p text:style-name="Table_20_Contents">False = Ticket mode enabled</text:p>
            <text:p text:style-name="Table_20_Contents">True = Page mode enabled</text:p>
          </table:table-cell>
        </table:table-row>
        <table:table-row>
          <table:table-cell table:style-name="Table1.A2" office:value-type="string">
            <text:p text:style-name="Table_20_Contents">Forward feed after ticket</text:p>
          </table:table-cell>
          <table:table-cell table:style-name="Table1.A2" office:value-type="string">
            <text:p text:style-name="Table_20_Contents"><text:span text:style-name="Code_20_source">fwdfeed</text:span></text:p>
          </table:table-cell>
          <table:table-cell table:style-name="Table1.C2" office:value-type="string">
            <text:p text:style-name="Table_20_Contents">Distance to feed in dotlines.</text:p>
          </table:table-cell>
        </table:table-row>
        <table:table-row>
          <table:table-cell table:style-name="Table1.A2" office:value-type="string">
            <text:p text:style-name="Table_20_Contents">Backward feed after ticket</text:p>
          </table:table-cell>
          <table:table-cell table:style-name="Table1.A2" office:value-type="string">
            <text:p text:style-name="Table_20_Contents"><text:span text:style-name="Code_20_source">backfeed</text:span></text:p>
          </table:table-cell>
          <table:table-cell table:style-name="Table1.C2" office:value-type="string">
            <text:p text:style-name="Table_20_Contents">Distance to feed in dotlines.</text:p>
          </table:table-cell>
        </table:table-row>
        <text:soft-page-break/>
        <table:table-row>
          <table:table-cell table:style-name="Table1.A2" office:value-type="string">
            <text:p text:style-name="Table_20_Contents">Maximum ticket length</text:p>
          </table:table-cell>
          <table:table-cell table:style-name="Table1.A2" office:value-type="string">
            <text:p text:style-name="P14"><text:span text:style-name="Code_20_source"><text:span text:style-name="T3">maxlength</text:span></text:span></text:p>
          </table:table-cell>
          <table:table-cell table:style-name="Table1.C2" office:value-type="string">
            <text:p text:style-name="Table_20_Contents">Maximum ticket length in dotlines.</text:p>
          </table:table-cell>
        </table:table-row>
        <table:table-row>
          <table:table-cell table:style-name="Table1.A2" office:value-type="string">
            <text:p text:style-name="Table_20_Contents">Check NEOP status</text:p>
          </table:table-cell>
          <table:table-cell table:style-name="Table1.A2" office:value-type="string">
            <text:p text:style-name="P14"><text:span text:style-name="Code_20_source"><text:span text:style-name="T3">checkneop</text:span></text:span></text:p>
          </table:table-cell>
          <table:table-cell table:style-name="Table1.C2" office:value-type="string">
            <text:p text:style-name="Table_20_Contents">False = NEOP status checking disabled</text:p>
            <text:p text:style-name="Table_20_Contents">True = NEOP status checking enabled</text:p>
          </table:table-cell>
        </table:table-row>
        <table:table-row>
          <table:table-cell table:style-name="Table1.A2" office:value-type="string">
            <text:p text:style-name="Table_20_Contents">Inter-character spacing</text:p>
          </table:table-cell>
          <table:table-cell table:style-name="Table1.A2" office:value-type="string">
            <text:p text:style-name="P14"><text:span text:style-name="Code_20_source"><text:span text:style-name="T3">charspacing</text:span></text:span></text:p>
          </table:table-cell>
          <table:table-cell table:style-name="Table1.C2" office:value-type="string">
            <text:p text:style-name="Table_20_Contents">Character spacing in pixels</text:p>
          </table:table-cell>
        </table:table-row>
        <table:table-row>
          <table:table-cell table:style-name="Table1.A2" office:value-type="string">
            <text:p text:style-name="Table_20_Contents">Line spacing</text:p>
          </table:table-cell>
          <table:table-cell table:style-name="Table1.A2" office:value-type="string">
            <text:p text:style-name="P14"><text:span text:style-name="Code_20_source"><text:span text:style-name="T3">linespacing</text:span></text:span></text:p>
          </table:table-cell>
          <table:table-cell table:style-name="Table1.C2" office:value-type="string">
            <text:p text:style-name="Table_20_Contents">Line spacing in dotlines</text:p>
          </table:table-cell>
        </table:table-row>
      </table:table>
      <text:p text:style-name="Text_20_body"/>
      <text:p text:style-name="Text_20_body">For example, following command sets maximum printing speed to 50mm/s with a print intensity of +30% on printer CP324HRS.</text:p>
      <text:p text:style-name="Text_20_body"/>
      <text:p text:style-name="Code_20_source">$ lpoptions -d CP324HRS -o maxspeed=50 -o intensity=30</text:p>
      <text:p text:style-name="Text_20_body"/>
      <text:h text:style-name="Heading_20_3" text:outline-level="3">Ticket and page modes</text:h>
      <text:p text:style-name="Text_20_body"/>
      <text:p text:style-name="Text_20_body">Some applications, including web browsers, generate Postscript printing data entire page by entire page, even if only a portion of the page is non-blank.</text:p>
      <text:p text:style-name="Text_20_body">In ticket mode, the APS CUPS driver stops printing at the last non-blank dotline, which is generally the intended behaviour of application developpers.</text:p>
      <text:p text:style-name="Text_20_body">In page mode, the APS CUPS driver prints all data output by the application, including all trailing blank dotlines.</text:p>
      <text:p text:style-name="Text_20_body"/>
      <text:p text:style-name="Text_20_body">Following drawings illustrate the two behaviours.</text:p>
      <text:p text:style-name="Text_20_body"/>
      <text:p text:style-name="Text_20_body"><draw:frame draw:style-name="fr5" draw:name="Cadre1" text:anchor-type="paragraph" svg:width="6.6929in" draw:z-index="65"><draw:text-box fo:min-height="3.3465in"><text:p text:style-name="Frame_20_contents"><draw:line text:anchor-type="paragraph" draw:z-index="78" draw:style-name="gr6" draw:text-style-name="P20" svg:x1="2.0665in" svg:y1="0.1146in" svg:x2="2.0665in" svg:y2="1.561in"><text:p/></draw:line><draw:line text:anchor-type="paragraph" draw:z-index="79" draw:style-name="gr6" draw:text-style-name="P20" svg:x1="5.2543in" svg:y1="0.0937in" svg:x2="5.2543in" svg:y2="2.85in"><text:p/></draw:line><draw:rect text:anchor-type="paragraph" draw:z-index="66" draw:style-name="gr1" draw:text-style-name="P20" svg:width="1.5752in" svg:height="2.7567in" svg:x="0.3256in" svg:y="0.1146in"><text:p/></draw:rect><draw:rect text:anchor-type="paragraph" draw:z-index="67" draw:style-name="gr2" draw:text-style-name="P20" svg:width="0.8858in" svg:height="1.2504in" svg:x="0.5252in" svg:y="0.311in"><text:p/></draw:rect><draw:frame text:anchor-type="paragraph" draw:z-index="68" draw:style-name="gr3" svg:width="1.5752in" svg:height="0.4803in" svg:x="0.3256in" svg:y="2.8709in"><draw:text-box><text:p/><text:p text:style-name="P20">Ticket mode</text:p></draw:text-box></draw:frame><draw:rect text:anchor-type="paragraph" draw:z-index="69" draw:style-name="gr1" draw:text-style-name="P20" svg:width="1.5752in" svg:height="2.7567in" svg:x="3.5028in" svg:y="0.0937in"><text:p/></draw:rect><draw:rect text:anchor-type="paragraph" draw:z-index="70" draw:style-name="gr2" draw:text-style-name="P20" svg:width="0.8858in" svg:height="1.2504in" svg:x="3.702in" svg:y="0.2902in"><text:p/></draw:rect><draw:frame text:anchor-type="paragraph" draw:z-index="71" draw:style-name="gr3" svg:width="1.5752in" svg:height="0.4803in" svg:x="3.5028in" svg:y="2.85in"><draw:text-box><text:p/><text:p text:style-name="P20">Page mode</text:p></draw:text-box></draw:frame><draw:line text:anchor-type="paragraph" draw:z-index="72" draw:style-name="gr4" draw:text-style-name="P20" svg:x1="1.4102in" svg:y1="1.561in" svg:x2="2.2331in" svg:y2="1.561in"><text:p/></draw:line><draw:line text:anchor-type="paragraph" draw:z-index="73" draw:style-name="gr4" draw:text-style-name="P20" svg:x1="1.9008in" svg:y1="0.1146in" svg:x2="2.2335in" svg:y2="0.1146in"><text:p/></draw:line><draw:line text:anchor-type="paragraph" draw:z-index="74" draw:style-name="gr4" draw:text-style-name="P20" svg:x1="5.078in" svg:y1="0.0937in" svg:x2="5.4106in" svg:y2="0.0937in"><text:p/></draw:line><draw:line text:anchor-type="paragraph" draw:z-index="75" draw:style-name="gr4" draw:text-style-name="P20" svg:x1="5.078in" svg:y1="2.85in" svg:x2="5.4106in" svg:y2="2.85in"><text:p/></draw:line><draw:frame text:anchor-type="paragraph" draw:z-index="76" draw:style-name="gr5" svg:width="0.9378in" svg:height="0.9594in" svg:x="2.1398in" svg:y="1.8945in"><draw:text-box><text:p>Driver stops printing at last non-blank dotline</text:p></draw:text-box></draw:frame><draw:frame text:anchor-type="paragraph" draw:z-index="77" draw:style-name="gr5" svg:width="0.9378in" svg:height="0.948in" svg:x="5.65in" svg:y="1.8945in"><draw:text-box><text:p>Driver prints full Postscript page</text:p></draw:text-box></draw:frame></text:p></draw:text-box></draw:frame></text:p>
      <text:p text:style-name="Text_20_body"><text:soft-page-break/>In ticket mode, extra blank dotlines can be printed after the ticket using the <text:span text:style-name="T1">Forward feed after ticket</text:span><text:span text:style-name="T2"> CUPS driver option.</text:span></text:p>
      <text:p text:style-name="P6"/>
      <text:h text:style-name="Heading_20_2" text:outline-level="2">APS library</text:h>
      <text:p text:style-name="Text_20_body"/>
      <text:p text:style-name="Text_20_body">The APS library can be used directly in user applications to get more control when communicating with printers.</text:p>
      <text:p text:style-name="Text_20_body"/>
      <text:p text:style-name="Text_20_body">The APS library is a C library that provides an easy interface to communicate with APS printers. Using the APS library requires programming.</text:p>
      <text:p text:style-name="Text_20_body"/>
      <text:p text:style-name="Text_20_body">Refer to document <text:span text:style-name="Code_20_source">driver_libaps.pdf</text:span> for information about the APS library.</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office:font-face-decls>
  <office:styles>
    <draw:hatch draw:name="Black_20_45_20_Degrees" draw:display-name="Black 45 Degrees" draw:style="single" draw:color="#000000" draw:distance="0.0402in" draw:rotation="450"/>
    <draw:marker draw:name="Extrémité_20_de_20_ligne_20_1" draw:display-name="Extrémité de ligne 1" svg:viewBox="0 0 20 30" svg:d="m10 0-10 30h20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Times New Roman1"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248in" fo:margin-right="0in" fo:text-indent="0in" style:auto-text-indent="false"/>
      <style:text-properties fo:font-variant="small-cap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5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752in" fo:margin-right="0in" fo:text-indent="0in" style:auto-text-indent="false"/>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padding="0in" fo:border="none" style:shadow="none" text:number-lines="false" text:line-number="0">
        <style:tab-stops>
          <style:tab-stop style:position="3.3457in" style:type="center"/>
          <style:tab-stop style:position="6.6925in" style:type="right"/>
        </style:tab-stops>
      </style:paragraph-properties>
      <style:text-properties style:font-name="Arial1" fo:font-size="16pt" fo:font-weight="bold"/>
    </style:style>
    <style:style style:name="Footer" style:family="paragraph" style:parent-style-name="Standard" style:class="extra">
      <style:paragraph-properties style:shadow="none" text:number-lines="false" text:line-number="0">
        <style:tab-stops>
          <style:tab-stop style:position="3.7402in"/>
          <style:tab-stop style:position="6.6929in"/>
        </style:tab-stops>
      </style:paragraph-properties>
      <style:text-properties style:font-name="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variant="small-caps" fo:font-style="normal"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pyright" style:family="paragraph" style:parent-style-name="Text_20_body" style:next-style-name="Text_20_body" style:class="text">
      <style:paragraph-properties fo:text-align="center" style:justify-single-word="false"/>
      <style:text-properties fo:font-size="10pt"/>
    </style:style>
    <style:style style:name="Code_20_source" style:display-name="Code source" style:family="paragraph" style:parent-style-name="Text_20_body" style:next-style-name="Text_20_body" style:class="text">
      <style:paragraph-properties fo:margin-left="0.1965in" fo:margin-right="0.1965in" fo:text-indent="0in" style:auto-text-indent="false" fo:background-color="#e6e6e6">
        <style:background-image/>
      </style:paragraph-properties>
      <style:text-properties style:font-name="Courier New" fo:font-size="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Code_20_source" style:display-name="Code source" style:family="text" style:parent-style-name="Teletype">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margin-left="0in" fo:margin-right="0in" fo:margin-top="0.0398in" fo:margin-bottom="0in" fo:text-indent="0in" style:auto-text-indent="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vertical-pos="from-top" style:vertical-rel="paragraph" style:horizontal-pos="from-left" style:horizontal-rel="paragraph" fo:background-color="transparent" style:background-transparency="100%" fo:padding="0in" fo:border-left="none" fo:border-right="none" fo:border-top="none" fo:border-bottom="0.0008in solid #000000" style:shadow="none">
        <style:background-image/>
      </style:graphic-properties>
    </style:style>
    <style:style style:name="fr3" style:family="graphic" style:parent-style-name="Frame">
      <style:graphic-properties fo:margin-left="0.0783in" fo:margin-right="0in" fo:margin-top="0in" fo:margin-bottom="0in" style:vertical-pos="top" style:vertical-rel="paragraph-content" style:horizontal-pos="left" style:horizontal-rel="paragraph" fo:background-color="transparent" style:background-transparency="100%" fo:padding="0in" fo:border="none" style:shadow="none">
        <style:background-image/>
        <style:columns fo:column-count="1" fo:column-gap="0in"/>
      </style:graphic-properties>
    </style:style>
    <style:style style:name="fr4" style:family="graphic" style:parent-style-name="Frame">
      <style:graphic-properties fo:margin-left="0in" fo:margin-right="0in" fo:margin-top="0in" fo:margin-bottom="0in"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fo:margin-left="0in" fo:margin-right="0.0783in" fo:margin-top="0in" fo:margin-bottom="0in" style:vertical-pos="top" style:vertical-rel="paragraph-content" style:horizontal-pos="right" style:horizontal-rel="paragraph" fo:padding="0in" fo:border="none" style:shadow="none"/>
    </style:style>
    <style:page-layout style:name="pm1">
      <style:page-layout-properties fo:page-width="8.2681in" fo:page-height="11.6929in" style:num-format="1" style:print-orientation="portrait" fo:margin-top="0.3937in" fo:margin-bottom="0.5902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svg:height="0.5827in" fo:margin-left="0in" fo:margin-right="0in" fo:margin-bottom="0in" fo:border="none" fo:padding="0in" style:shadow="none" style:dynamic-spacing="false"/>
      </style:header-style>
      <style:footer-style>
        <style:header-footer-properties fo:min-height="0.0398in" fo:margin-left="0in" fo:margin-right="0in" fo:margin-top="0in" fo:border-top="0.0008in solid #000000" fo:border-bottom="none" fo:border-left="none" fo:border-right="none" fo:padding="0in" style:shadow="none" style:dynamic-spacing="fals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Image4" text:anchor-type="paragraph" svg:width="0.8425in" svg:height="0.5827in" draw:z-index="12"><draw:image xlink:href="Pictures/10000000000000E50000009DDE2E03C3.png" xlink:type="simple" xlink:show="embed" xlink:actuate="onLoad"/></draw:frame><draw:frame draw:style-name="fr2" draw:name="Cadre14" text:anchor-type="paragraph" svg:x="0.8417in" svg:y="0.1173in" svg:width="6.6374in" svg:height="0.3575in" draw:z-index="25"><draw:text-box><text:p text:style-name="Header">Advanced Printing Systems</text:p></draw:text-box></draw:frame></text:p>
      </style:header>
      <style:footer>
        <text:p text:style-name="P1"><draw:frame draw:style-name="fr3" draw:name="Cadre15" text:anchor-type="paragraph" svg:width="2.6618in" draw:z-index="38"><draw:text-box fo:min-height="0.1917in"><text:p text:style-name="Footer"><text:file-name text:display="name-and-extension">driver_install.odt</text:file-name></text:p></draw:text-box></draw:frame><draw:frame draw:style-name="fr4" draw:name="Cadre16" text:anchor-type="paragraph" svg:width="0.7874in" draw:z-index="51"><draw:text-box fo:min-height="0.1929in"><text:p text:style-name="P2">Rev. F</text:p></draw:text-box></draw:frame><draw:frame draw:style-name="fr5" draw:name="Cadre17" text:anchor-type="paragraph" svg:width="0.7874in" draw:z-index="64"><draw:text-box fo:min-height="0.1929in"><text:p text:style-name="P3"><text:page-number text:select-page="current">13</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6-03-06T18:53:30</meta:creation-date>
    <dc:creator>Nicolas</dc:creator>
    <dc:date>2008-06-09T16:54:04</dc:date>
    <meta:editing-cycles>31</meta:editing-cycles>
    <meta:editing-duration>PT3H24M28S</meta:editing-duration>
    <meta:user-defined meta:name="Info 1"/>
    <meta:user-defined meta:name="Info 2"/>
    <meta:user-defined meta:name="Info 3"/>
    <meta:user-defined meta:name="Info 4"/>
    <meta:document-statistic meta:table-count="4" meta:image-count="1" meta:object-count="0" meta:page-count="13" meta:paragraph-count="313" meta:word-count="1957" meta:character-count="11477"/>
  </office:meta>
</office:document-meta>
</file>